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 fo:font-style="italic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3.048cm" svg:x="5.689cm" svg:y="5.252cm">
          <text:p text:style-name="P4"/>
        </draw:rect>
        <draw:rect draw:style-name="gr2" draw:text-style-name="P3" draw:layer="layout" svg:width="3.175cm" svg:height="0.762cm" svg:x="6.07cm" svg:y="5.505cm">
          <text:p text:style-name="P2"><text:span text:style-name="T1">BOINC Manager</text:span></text:p>
        </draw:rect>
        <draw:rect draw:style-name="gr3" draw:text-style-name="P3" draw:layer="layout" svg:width="2.26cm" svg:height="1.06cm" svg:x="6.477cm" svg:y="7.029cm">
          <text:p text:style-name="P2"><text:span text:style-name="T1">BOINC</text:span></text:p>
          <text:p text:style-name="P2"><text:span text:style-name="T1">core client</text:span></text:p>
        </draw:rect>
        <draw:line draw:style-name="gr4" draw:text-style-name="P1" draw:layer="layout" svg:x1="7.594cm" svg:y1="6.267cm" svg:x2="7.594cm" svg:y2="7.029cm">
          <text:p text:style-name="P4"/>
        </draw:line>
        <draw:frame draw:style-name="gr5" draw:text-style-name="P5" draw:layer="layout" svg:width="1.967cm" svg:height="0.645cm" svg:x="7.594cm" svg:y="6.384cm">
          <draw:text-box>
            <text:p text:style-name="P4"><text:span text:style-name="T2">GUI R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853cm" fo:margin-bottom="19.204cm" fo:margin-left="5.152cm" fo:margin-right="11.24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04T11:34:37</meta:creation-date>
    <dc:date>2006-12-12T08:43:37</dc:date>
    <dc:language>en-US</dc:language>
    <meta:editing-cycles>6</meta:editing-cycles>
    <meta:editing-duration>PT1H28M28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